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4.173cm"/>
    </style:style>
    <style:style style:name="co4" style:family="table-column">
      <style:table-column-properties fo:break-before="auto" style:column-width="3.3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7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Bal WB non coché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string">
            <text:p>No Sec crit above 1d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string">
            <text:p>sP1</text:p>
          </table:table-cell>
          <table:table-cell office:value-type="string">
            <text:p>Aubineau</text:p>
          </table:table-cell>
          <table:table-cell office:value-type="string">
            <text:p>Aubineau</text:p>
          </table:table-cell>
          <table:table-cell office:value-type="string">
            <text:p>Mourier</text:p>
          </table:table-cell>
          <table:table-cell office:value-type="string">
            <text:p>Baudry</text:p>
          </table:table-cell>
          <table:table-cell table:number-columns-repeated="6"/>
        </table:table-row>
        <table:table-row table:style-name="ro2">
          <table:table-cell office:value-type="string">
            <text:p>sP2</text:p>
          </table:table-cell>
          <table:table-cell office:value-type="string">
            <text:p>Mourier</text:p>
          </table:table-cell>
          <table:table-cell office:value-type="string">
            <text:p>Germe</text:p>
          </table:table-cell>
          <table:table-cell office:value-type="string">
            <text:p>Baudry</text:p>
          </table:table-cell>
          <table:table-cell office:value-type="string">
            <text:p>Germe</text:p>
          </table:table-cell>
          <table:table-cell table:number-columns-repeated="6"/>
        </table:table-row>
        <table:table-row table:style-name="ro1">
          <table:table-cell office:value-type="string">
            <text:p>cost1145</text:p>
          </table:table-cell>
          <table:table-cell table:number-columns-repeated="4" office:value-type="float" office:value="500100000000001">
            <text:p>500 100 000 000 001</text:p>
          </table:table-cell>
          <table:table-cell table:number-columns-repeated="6"/>
        </table:table-row>
        <table:table-row table:style-name="ro2">
          <table:table-cell office:value-type="string">
            <text:p>seedCost</text:p>
          </table:table-cell>
          <table:table-cell office:value-type="float" office:value="2041421">
            <text:p>2 041 421</text:p>
          </table:table-cell>
          <table:table-cell office:value-type="float" office:value="4970415">
            <text:p>4 970 415</text:p>
          </table:table-cell>
          <table:table-cell office:value-type="float" office:value="3550297">
            <text:p>3 550 297</text:p>
          </table:table-cell>
          <table:table-cell office:value-type="float" office:value="4881657">
            <text:p>4 881 657</text:p>
          </table:table-cell>
          <table:table-cell table:number-columns-repeated="6"/>
        </table:table-row>
        <table:table-row table:style-name="ro2">
          <table:table-cell office:value-type="string">
            <text:p>hdCost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string">
            <text:p>geoCost</text:p>
          </table:table-cell>
          <table:table-cell office:value-type="float" office:value="86580000000">
            <text:p>86 580 000 000</text:p>
          </table:table-cell>
          <table:table-cell table:number-columns-repeated="2" office:value-type="float" office:value="30579999999">
            <text:p>30 579 999 999</text:p>
          </table:table-cell>
          <table:table-cell office:value-type="float" office:value="100000000000">
            <text:p>100 000 000 000</text:p>
          </table:table-cell>
          <table:table-cell table:number-columns-repeated="6"/>
        </table:table-row>
        <table:table-row table:style-name="ro1">
          <table:table-cell office:value-type="string">
            <text:p>cost1291</text:p>
          </table:table-cell>
          <table:table-cell office:value-type="float" office:value="500186582041422">
            <text:p>500 186 582 041 422</text:p>
          </table:table-cell>
          <table:table-cell office:value-type="float" office:value="500130584970416">
            <text:p>500 130 584 970 416</text:p>
          </table:table-cell>
          <table:table-cell office:value-type="float" office:value="500130583550297">
            <text:p>500 130 583 550 297</text:p>
          </table:table-cell>
          <table:table-cell office:value-type="float" office:value="500200004881658">
            <text:p>500 200 004 881 658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malusGeo</text:p>
          </table:table-cell>
          <table:table-cell table:number-columns-repeated="2" table:style-name="ce2" office:value-type="float" office:value="0.1342">
            <text:p>0,134200</text:p>
          </table:table-cell>
          <table:table-cell table:number-columns-repeated="8"/>
        </table:table-row>
        <table:table-row table:style-name="ro2">
          <table:table-cell office:value-type="string">
            <text:p>geoCost</text:p>
          </table:table-cell>
          <table:table-cell table:number-columns-repeated="2" office:value-type="float" office:value="86580000000">
            <text:p>86 580 000 000</text:p>
          </table:table-cell>
          <table:table-cell table:number-columns-repeated="8"/>
        </table:table-row>
        <table:table-row table:style-name="ro2">
          <table:table-cell office:value-type="string">
            <text:p>secCa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ountryFactor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clubFacto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eoCost</text:p>
          </table:table-cell>
          <table:table-cell office:value-type="float" office:value="86580000000">
            <text:p>86 580 000 000</text:p>
          </table:table-cell>
          <table:table-cell office:value-type="float" office:value="30579999999">
            <text:p>30 579 999 999</text:p>
          </table:table-cell>
          <table:table-cell office:value-type="string">
            <text:p><text:s/></text:p>
          </table:table-cell>
          <table:table-cell office:value-type="float" office:value="100000000000">
            <text:p>100 000 000 000</text:p>
          </table:table-cell>
          <table:table-cell/>
          <table:table-cell office:value-type="string">
            <text:p>xCountry</text:p>
          </table:table-cell>
          <table:table-cell office:value-type="float" office:value="0.22">
            <text:p>0,22</text:p>
          </table:table-cell>
          <table:table-cell/>
          <table:table-cell table:style-name="ce1" office:value-type="string">
            <text:p>xClub</text:p>
          </table:table-cell>
          <table:table-cell office:value-type="float" office:value="0.78">
            <text:p>0,78</text:p>
          </table:table-cell>
        </table:table-row>
        <table:table-row table:style-name="ro2">
          <table:table-cell/>
          <table:table-cell table:style-name="ce2"/>
          <table:table-cell table:number-columns-repeated="4"/>
          <table:table-cell office:value-type="string">
            <text:p>malusCountry</text:p>
          </table:table-cell>
          <table:table-cell office:value-type="float" office:value="0.1342">
            <text:p>0,1342</text:p>
          </table:table-cell>
          <table:table-cell/>
          <table:table-cell table:style-name="ce1" office:value-type="string">
            <text:p>malusClub</text:p>
          </table:table-cell>
          <table:table-cell office:value-type="float" office:value="0.6942">
            <text:p>0,6942</text:p>
          </table:table-cell>
        </table:table-row>
        <table:table-row table:style-name="ro1">
          <table:table-cell/>
          <table:table-cell table:style-name="ce2"/>
          <table:table-cell table:number-columns-repeated="9"/>
        </table:table-row>
        <table:table-row table:style-name="ro2">
          <table:table-cell table:number-columns-repeated="7"/>
          <table:table-cell office:value-type="string">
            <text:p>geoMaxCost</text:p>
          </table:table-cell>
          <table:table-cell table:style-name="ce1" office:value-type="float" office:value="100000000000">
            <text:p>100 000 000 000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>
            <text:p>geoMinCost</text:p>
          </table:table-cell>
          <table:table-cell table:style-name="ce1" office:value-type="float" office:value="30580000000">
            <text:p>30 580 000 000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6T18:43:42.17</meta:creation-date>
    <dc:date>2013-11-28T11:47:06.74</dc:date>
    <meta:editing-duration>PT47M48S</meta:editing-duration>
    <meta:editing-cycles>1</meta:editing-cycles>
    <meta:document-statistic meta:table-count="1" meta:cell-count="65" meta:object-count="0"/>
    <meta:generator>LibreOffice/3.6$Windows_x86 LibreOffice_project/2ef5aff-a6fb0ff-166bdff-cf087ad-0f1389</meta:generator>
  </office:meta>
</office:document-meta>
</file>